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4in" fo:margin-left="0.35in" fo:margin-right="0.35in" table:align="margins"/>
    </style:style>
    <style:style style:name="Table2.A" style:family="table-column">
      <style:table-column-properties style:column-width="1.6in" style:rel-column-width="16383*"/>
    </style:style>
    <style:style style:name="Table2.D" style:family="table-column">
      <style:table-column-properties style:column-width="1.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7.202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0063in" style:type="right" style:leader-style="dotted" style:leader-text="."/>
        </style:tab-stops>
      </style:paragraph-properties>
    </style:style>
    <style:style style:name="P3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96e01" officeooo:paragraph-rsid="00196e01"/>
    </style:style>
    <style:style style:name="P4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bold" officeooo:rsid="000bedcc" officeooo:paragraph-rsid="000bedc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24pt" fo:font-weight="bold" officeooo:rsid="000bedcc" officeooo:paragraph-rsid="000bedcc" style:font-size-asian="24pt" style:font-weight-asian="bold" style:font-size-complex="24pt" style:font-weight-complex="bold"/>
    </style:style>
    <style:style style:name="P10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24pt" fo:font-weight="normal" officeooo:rsid="000bedcc" officeooo:paragraph-rsid="000bedcc" style:font-size-asian="24pt" style:font-weight-asian="normal" style:font-size-complex="24pt" style:font-weight-complex="normal"/>
    </style:style>
    <style:style style:name="P11" style:family="paragraph" style:parent-style-name="Standard">
      <loext:graphic-properties draw:fill="none"/>
      <style:paragraph-properties fo:margin-left="0.1866in" fo:margin-right="0.25in" fo:line-height="115%" fo:text-align="end" style:justify-single-word="false" fo:text-indent="0in" style:auto-text-indent="false" fo:background-color="transparent"/>
      <style:text-properties style:font-name="Calibri" fo:font-size="40pt" fo:font-weight="bold" officeooo:rsid="000bedcc" officeooo:paragraph-rsid="000bedcc" style:font-size-asian="40pt" style:font-weight-asian="bold" style:font-size-complex="40pt" style:font-weight-complex="bold"/>
    </style:style>
    <style:style style:name="P12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reak-before="pag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reak-before="pag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14" style:family="paragraph" style:parent-style-name="Table_20_Contents">
      <style:text-properties officeooo:rsid="000e3e78" officeooo:paragraph-rsid="000e3e78"/>
    </style:style>
    <style:style style:name="P15" style:family="paragraph" style:parent-style-name="Table_20_Contents">
      <style:text-properties officeooo:rsid="000fda8d" officeooo:paragraph-rsid="000fda8d"/>
    </style:style>
    <style:style style:name="P16" style:family="paragraph" style:parent-style-name="Table_20_Contents">
      <style:text-properties fo:font-weight="bold" officeooo:rsid="000e3e78" officeooo:paragraph-rsid="000e3e78" style:font-weight-asian="bold" style:font-weight-complex="bol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loext:graphic-properties draw:fill="none"/>
      <style:paragraph-properties fo:margin-left="0.4925in" fo:margin-right="0in" fo:margin-top="0in" fo:margin-bottom="0.0972in" style:contextual-spacing="false" fo:line-height="115%" fo:text-indent="0in" style:auto-text-indent="false" fo:background-color="transparent"/>
      <style:text-properties officeooo:rsid="00196e01" officeooo:paragraph-rsid="00196e01"/>
    </style:style>
    <style:style style:name="P19" style:family="paragraph" style:parent-style-name="Heading_20_1" style:master-page-name="">
      <loext:graphic-properties draw:fill="none"/>
      <style:paragraph-properties fo:margin-left="0.1252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20" style:family="paragraph" style:parent-style-name="Heading_20_1" style:master-pag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21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22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0.3118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24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Heading_20_2" style:master-pag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weight="normal" officeooo:rsid="0020f4a7" style:font-weight-asian="normal" style:font-weight-complex="normal"/>
    </style:style>
    <style:style style:name="P26" style:family="paragraph" style:parent-style-name="Heading_20_2" style:master-pag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P27" style:family="paragraph" style:parent-style-name="Heading_20_2">
      <loext:graphic-properties draw:fill="none"/>
      <style:paragraph-properties fo:margin-left="0.6866in" fo:margin-right="0in" fo:margin-top="0.139in" fo:margin-bottom="0.0835in" style:contextual-spacing="false" fo:text-indent="0in" style:auto-text-indent="false" fo:background-color="transparent"/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.1866in" fo:margin-right="-0.4366in" fo:text-indent="0in" style:auto-text-indent="false" fo:background-color="transparent"/>
      <style:text-properties style:font-name="Calibri" fo:font-size="32pt" fo:font-weight="bold" officeooo:rsid="000bedcc" officeooo:paragraph-rsid="0039c8a6" style:font-size-asian="32pt" style:font-weight-asian="bold" style:font-size-complex="32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</style:style>
    <style:style style:name="P30" style:family="paragraph" style:parent-style-name="Standard">
      <loext:graphic-properties draw:fill="none"/>
      <style:paragraph-properties fo:margin-left="0.1866in" fo:margin-right="0.25in" fo:line-height="115%" fo:text-align="end" style:justify-single-word="false" fo:text-indent="0in" style:auto-text-indent="false" fo:background-color="transparent"/>
      <style:text-properties style:font-name="Calibri" fo:font-size="40pt" fo:font-weight="bold" officeooo:rsid="000bedcc" officeooo:paragraph-rsid="000bedcc" style:font-size-asian="40pt" style:font-weight-asian="bold" style:font-size-complex="40pt" style:font-weight-complex="bold"/>
    </style:style>
    <style:style style:name="P31" style:family="paragraph" style:parent-style-name="Table_20_Contents">
      <style:text-properties officeooo:paragraph-rsid="0039c8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text-properties style:font-name="Liberation Sans" fo:font-size="14pt" fo:font-weight="normal" officeooo:rsid="001696f2" style:font-name-asian="Microsoft YaHei" style:font-size-asian="14pt" style:font-weight-asian="normal" style:font-name-complex="Lucida Sans" style:font-size-complex="14pt" style:font-weight-complex="normal"/>
    </style:style>
    <style:style style:name="P33" style:family="paragraph" style:parent-style-name="Text_20_body">
      <style:text-properties style:font-name="Liberation Sans" fo:font-size="14pt" fo:font-weight="normal" officeooo:rsid="0017f6fc" style:font-name-asian="Microsoft YaHei" style:font-size-asian="14pt" style:font-weight-asian="normal" style:font-name-complex="Lucida Sans" style:font-size-complex="14pt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17f6fc" style:font-name-asian="Microsoft YaHei" style:font-size-asian="14pt" style:font-weight-asian="normal" style:font-name-complex="Lucida Sans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14pt" fo:font-weight="normal" officeooo:rsid="00196e01" officeooo:paragraph-rsid="00196e01" style:font-name-asian="Microsoft YaHei" style:font-size-asian="14pt" style:font-weight-asian="normal" style:font-name-complex="Lucida Sans" style:font-size-complex="14pt" style:font-weight-complex="normal"/>
    </style:style>
    <style:style style:name="P36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14pt" fo:font-weight="normal" officeooo:rsid="0019becd" officeooo:paragraph-rsid="0019becd" style:font-name-asian="Microsoft YaHei" style:font-size-asian="14pt" style:font-weight-asian="normal" style:font-name-complex="Lucida Sans" style:font-size-complex="14pt" style:font-weight-complex="normal"/>
    </style:style>
    <style:style style:name="P37" style:family="paragraph" style:parent-style-name="Text_20_body">
      <style:paragraph-properties fo:break-before="page"/>
      <style:text-properties style:font-name="Liberation Sans" fo:font-size="14pt" fo:font-weight="normal" officeooo:rsid="001696f2" style:font-name-asian="Microsoft YaHei" style:font-size-asian="14pt" style:font-weight-asian="normal" style:font-name-complex="Lucida Sans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14pt" fo:font-weight="normal" officeooo:rsid="001d34c7" officeooo:paragraph-rsid="001d34c7" style:font-name-asian="Microsoft YaHei" style:font-size-asian="14pt" style:font-weight-asian="normal" style:font-name-complex="Lucida Sans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fo:break-before="page" fo:background-color="transparent"/>
      <style:text-properties style:font-name="Liberation Sans" fo:font-size="14pt" fo:font-weight="normal" officeooo:rsid="001d34c7" officeooo:paragraph-rsid="001d34c7" style:font-name-asian="Microsoft YaHei" style:font-size-asian="14pt" style:font-weight-asian="normal" style:font-name-complex="Lucida Sans" style:font-size-complex="14pt" style:font-weight-complex="normal"/>
    </style:style>
    <style:style style:name="P40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41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42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43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25e26" style:font-name-asian="Microsoft YaHei" style:font-size-asian="14pt" style:font-weight-asian="normal" style:font-name-complex="Lucida Sans" style:font-size-complex="14pt" style:font-weight-complex="normal"/>
    </style:style>
    <style:style style:name="P44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ackground-color="transparent"/>
      <style:text-properties style:font-name="Liberation Sans" fo:font-size="14pt" fo:font-weight="normal" officeooo:rsid="0020f4a7" officeooo:paragraph-rsid="00225e26" style:font-name-asian="Microsoft YaHei" style:font-size-asian="14pt" style:font-weight-asian="normal" style:font-name-complex="Lucida Sans" style:font-size-complex="14pt" style:font-weight-complex="normal"/>
    </style:style>
    <style:style style:name="P45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ackground-color="transparent"/>
      <style:text-properties style:font-name="Liberation Sans" fo:font-size="18.2000007629395pt" fo:font-weight="bold" officeooo:rsid="0023c67f" officeooo:paragraph-rsid="0023c67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6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reak-before="page" fo:background-color="transparent"/>
      <style:text-properties style:font-name="Liberation Sans" fo:font-size="18.2000007629395pt" fo:font-weight="bold" officeooo:rsid="00293696" officeooo:paragraph-rsid="0029369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7" style:family="paragraph" style:parent-style-name="Text_20_body" style:list-styl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fo:background-color="transparent"/>
      <style:text-properties officeooo:rsid="0027d9bb" officeooo:paragraph-rsid="0027d9bb"/>
    </style:style>
    <style:style style:name="P48" style:family="paragraph" style:parent-style-name="Text_20_body" style:list-styl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fo:background-color="transparent"/>
      <style:text-properties style:font-name="Liberation Sans" fo:font-size="14pt" fo:font-weight="normal" officeooo:rsid="0027d9bb" officeooo:paragraph-rsid="0027d9bb" style:font-name-asian="Microsoft YaHei" style:font-size-asian="14pt" style:font-weight-asian="normal" style:font-name-complex="Lucida Sans" style:font-size-complex="14pt" style:font-weight-complex="normal"/>
    </style:style>
    <style:style style:name="P4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solid" draw:fill-color="#b4c7dc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8.2000007629395pt" fo:font-weight="normal" officeooo:rsid="0011da27" style:font-name-asian="Microsoft YaHei" style:font-size-asian="18.2000007629395pt" style:font-weight-asian="normal" style:font-name-complex="Lucida Sans" style:font-size-complex="18.2000007629395pt" style:font-weight-complex="normal"/>
    </style:style>
    <style:style style:name="T3" style:family="text">
      <style:text-properties style:font-name="Liberation Sans" fo:font-size="14pt" fo:font-weight="normal" style:font-name-asian="Microsoft YaHei" style:font-size-asian="14pt" style:font-weight-asian="normal" style:font-name-complex="Lucida Sans" style:font-size-complex="14pt" style:font-weight-complex="normal"/>
    </style:style>
    <style:style style:name="T4" style:family="text">
      <style:text-properties style:font-name="Liberation Sans" fo:font-size="14pt" fo:font-weight="normal" officeooo:rsid="001696f2" style:font-name-asian="Microsoft YaHei" style:font-size-asian="14pt" style:font-weight-asian="normal" style:font-name-complex="Lucida Sans" style:font-size-complex="14pt" style:font-weight-complex="normal"/>
    </style:style>
    <style:style style:name="T5" style:family="text">
      <style:text-properties style:font-name="Liberation Sans" fo:font-size="14pt" fo:font-weight="normal" officeooo:rsid="0017f6fc" style:font-name-asian="Microsoft YaHei" style:font-size-asian="14pt" style:font-weight-asian="normal" style:font-name-complex="Lucida Sans" style:font-size-complex="14pt" style:font-weight-complex="normal"/>
    </style:style>
    <style:style style:name="T6" style:family="text"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T7" style:family="text">
      <style:text-properties style:font-name="Liberation Sans" style:font-name-asian="Microsoft YaHei" style:font-name-complex="Lucida Sans"/>
    </style:style>
    <style:style style:name="T8" style:family="text">
      <style:text-properties style:font-name="Liberation Sans" officeooo:rsid="001ad5e7" style:font-name-asian="Microsoft YaHei" style:font-name-complex="Lucida Sans"/>
    </style:style>
    <style:style style:name="T9" style:family="text">
      <style:text-properties style:font-name="Liberation Sans" officeooo:rsid="001c8331" style:font-name-asian="Microsoft YaHei" style:font-name-complex="Lucida Sans"/>
    </style:style>
    <style:style style:name="T10" style:family="text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T11" style:family="text">
      <style:text-properties style:font-name="Liberation Sans" fo:font-size="12pt" fo:font-weight="normal" officeooo:rsid="002f7149" style:font-name-asian="Microsoft YaHei" style:font-size-asian="12pt" style:font-weight-asian="normal" style:font-name-complex="Lucida Sans" style:font-size-complex="12pt" style:font-weight-complex="normal"/>
    </style:style>
    <style:style style:name="T12" style:family="text">
      <style:text-properties officeooo:rsid="001f474a"/>
    </style:style>
    <style:style style:name="T13" style:family="text">
      <style:text-properties officeooo:rsid="002dcc7a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62in" fo:min-width="1.5543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textarea-horizontal-align="justify" draw:textarea-vertical-align="middle" draw:auto-grow-height="false" fo:min-height="0.5264in" fo:min-width="1.5528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1"><draw:custom-shape text:anchor-type="paragraph" draw:z-index="0" draw:name="Shape1_0" draw:style-name="gr2" draw:text-style-name="P51" svg:width="1.7504in" svg:height="0.6252in" svg:x="0.7874in" svg:y="0.1311in"><text:p text:style-name="P49"><text:span text:style-name="T14">Our</text:span></text:p><text:p text:style-name="P49"><text:span text:style-name="T14">Log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2_0" draw:style-name="gr1" draw:text-style-name="P50" svg:width="1.7516in" svg:height="0.635in" svg:x="4.552in" svg:y="0.1311in"><text:p text:style-name="P49"><text:span text:style-name="T14">Client</text:span></text:p><text:p text:style-name="P49"><text:span text:style-name="T14">Logo</text:span></text:p><draw:enhanced-geometry svg:viewBox="0 0 21600 21600" draw:mirror-horizontal="false" draw:mirror-vertical="false" draw:type="rectangle" draw:enhanced-path="M 0 0 L 21600 0 21600 21600 0 21600 0 0 Z N"/></draw:custom-shape><text:tab/></text:p>
      <text:p text:style-name="P28"/>
      <text:p text:style-name="P11"/>
      <text:p text:style-name="P11">Software Requirement<text:span text:style-name="T13">s</text:span></text:p>
      <text:p text:style-name="P11"><text:s/>Specification</text:p>
      <text:p text:style-name="P9"/>
      <text:p text:style-name="P10">for</text:p>
      <text:p text:style-name="P9"/>
      <text:p text:style-name="P9">Online Banking</text:p>
      <text:p text:style-name="P9"/>
      <text:p text:style-name="P5">Draft Version</text:p>
      <text:p text:style-name="P5"/>
      <text:p text:style-name="P5">Prepared By Sharal Aranha</text:p>
      <text:p text:style-name="P5">(Business Analyst)</text:p>
      <text:p text:style-name="P5"/>
      <text:p text:style-name="P4">Our Company Inc.</text:p>
      <text:p text:style-name="P5"/>
      <text:p text:style-name="P8">March 13,2022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53_2851752545" text:style-name="Index_20_Link" text:visited-style-name="Index_20_Link"><text:s/>1. Revision History<text:tab/>3</text:a></text:p>
          <text:p text:style-name="P1"><text:a xlink:type="simple" xlink:href="#__RefHeading___Toc955_2851752545" text:style-name="Index_20_Link" text:visited-style-name="Index_20_Link"><text:s/>2. Introduction<text:tab/>4</text:a></text:p>
          <text:p text:style-name="P2"><text:a xlink:type="simple" xlink:href="#__RefHeading___Toc957_2851752545" text:style-name="Index_20_Link" text:visited-style-name="Index_20_Link"><text:s/>2.1 Purpose<text:tab/>4</text:a></text:p>
          <text:p text:style-name="P1"><text:a xlink:type="simple" xlink:href="#__RefHeading___Toc959_2851752545" text:style-name="Index_20_Link" text:visited-style-name="Index_20_Link">3. Overall Description<text:tab/>5</text:a></text:p>
          <text:p text:style-name="P2"><text:a xlink:type="simple" xlink:href="#__RefHeading___Toc961_2851752545" text:style-name="Index_20_Link" text:visited-style-name="Index_20_Link">3.1 Product Perspective<text:tab/>5</text:a></text:p>
          <text:p text:style-name="P2"><text:a xlink:type="simple" xlink:href="#__RefHeading___Toc963_2851752545" text:style-name="Index_20_Link" text:visited-style-name="Index_20_Link">3.2 Product Features<text:tab/>5</text:a></text:p>
          <text:p text:style-name="P2"><text:a xlink:type="simple" xlink:href="#__RefHeading___Toc965_2851752545" text:style-name="Index_20_Link" text:visited-style-name="Index_20_Link">3.3 User Classes and Characteristics<text:tab/>5</text:a></text:p>
          <text:p text:style-name="P2"><text:a xlink:type="simple" xlink:href="#__RefHeading___Toc967_2851752545" text:style-name="Index_20_Link" text:visited-style-name="Index_20_Link">3.4 Operating Environment<text:tab/>5</text:a></text:p>
          <text:p text:style-name="P2"><text:a xlink:type="simple" xlink:href="#__RefHeading___Toc969_2851752545" text:style-name="Index_20_Link" text:visited-style-name="Index_20_Link">3.5 Design and Implementation Constraints<text:tab/>5</text:a></text:p>
          <text:p text:style-name="P2"><text:a xlink:type="simple" xlink:href="#__RefHeading___Toc971_2851752545" text:style-name="Index_20_Link" text:visited-style-name="Index_20_Link">3.6 User Documentation<text:tab/>5</text:a></text:p>
          <text:p text:style-name="P2"><text:a xlink:type="simple" xlink:href="#__RefHeading___Toc973_2851752545" text:style-name="Index_20_Link" text:visited-style-name="Index_20_Link">3.7 Assumptions and Dependencies<text:tab/>5</text:a></text:p>
          <text:p text:style-name="P1"><text:a xlink:type="simple" xlink:href="#__RefHeading___Toc975_2851752545" text:style-name="Index_20_Link" text:visited-style-name="Index_20_Link">4. System Features<text:tab/>6</text:a></text:p>
          <text:p text:style-name="P1"><text:a xlink:type="simple" xlink:href="#__RefHeading___Toc977_2851752545" text:style-name="Index_20_Link" text:visited-style-name="Index_20_Link">5. External Interface Requirements<text:tab/>6</text:a></text:p>
          <text:p text:style-name="P1"><text:a xlink:type="simple" xlink:href="#__RefHeading___Toc979_2851752545" text:style-name="Index_20_Link" text:visited-style-name="Index_20_Link">5.1 User Interfaces<text:tab/>6</text:a></text:p>
          <text:p text:style-name="P1"><text:a xlink:type="simple" xlink:href="#__RefHeading___Toc981_2851752545" text:style-name="Index_20_Link" text:visited-style-name="Index_20_Link">5.2 Hardware Interfaces<text:tab/>6</text:a></text:p>
          <text:p text:style-name="P1"><text:a xlink:type="simple" xlink:href="#__RefHeading___Toc983_2851752545" text:style-name="Index_20_Link" text:visited-style-name="Index_20_Link">5.3 Software Interfaces<text:tab/>6</text:a></text:p>
          <text:p text:style-name="P1"><text:a xlink:type="simple" xlink:href="#__RefHeading___Toc985_2851752545" text:style-name="Index_20_Link" text:visited-style-name="Index_20_Link">5.4 Communications Interfaces<text:tab/>6</text:a></text:p>
          <text:p text:style-name="P1"><text:a xlink:type="simple" xlink:href="#__RefHeading___Toc987_2851752545" text:style-name="Index_20_Link" text:visited-style-name="Index_20_Link">6. Other Non Functional Requirements<text:tab/>6</text:a></text:p>
          <text:p text:style-name="P2"><text:a xlink:type="simple" xlink:href="#__RefHeading___Toc989_2851752545" text:style-name="Index_20_Link" text:visited-style-name="Index_20_Link">6.1 Performance Requirements<text:tab/>6</text:a></text:p>
          <text:p text:style-name="P2"><text:a xlink:type="simple" xlink:href="#__RefHeading___Toc991_2851752545" text:style-name="Index_20_Link" text:visited-style-name="Index_20_Link">6.2 Safety Requirements<text:tab/>6</text:a></text:p>
          <text:p text:style-name="P2"><text:a xlink:type="simple" xlink:href="#__RefHeading___Toc993_2851752545" text:style-name="Index_20_Link" text:visited-style-name="Index_20_Link">6. 3 Security Requirements<text:tab/>6</text:a></text:p>
          <text:p text:style-name="P2"><text:a xlink:type="simple" xlink:href="#__RefHeading___Toc995_2851752545" text:style-name="Index_20_Link" text:visited-style-name="Index_20_Link">6.4 Software Quality Attributes<text:tab/>6</text:a></text:p>
          <text:p text:style-name="P1"><text:a xlink:type="simple" xlink:href="#__RefHeading___Toc997_2851752545" text:style-name="Index_20_Link" text:visited-style-name="Index_20_Link">7. Other Requirements<text:tab/>7</text:a></text:p>
        </text:index-body>
      </text:table-of-content>
      <text:p text:style-name="P6"/>
      <text:p text:style-name="P13"/>
      <text:p text:style-name="P7"/>
      <text:h text:style-name="Heading_20_1" text:outline-level="1"><text:bookmark-start text:name="__RefHeading___Toc953_2851752545"/><text:s/><text:span text:style-name="T1"><text:s/>1. Revision History</text:span><text:bookmark-end text:name="__RefHeading___Toc953_2851752545"/></text:h>
      <text:p text:style-name="Text_20_body"><text:s text:c="6"/></text:p>
      <table:table table:name="Table2" table:style-name="Table2">
        <table:table-column table:style-name="Table2.A" table:number-columns-repeated="3"/>
        <table:table-column table:style-name="Table2.D"/>
        <table:table-row table:style-name="TableLine2290370864416"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Date</text:p>
          </table:table-cell>
          <table:table-cell table:style-name="Table2.A1" office:value-type="string">
            <text:p text:style-name="P16">Reason for change</text:p>
          </table:table-cell>
          <table:table-cell table:style-name="Table2.D1" office:value-type="string">
            <text:p text:style-name="P16">Version</text:p>
          </table:table-cell>
        </table:table-row>
        <table:table-row table:style-name="TableLine2290370860336">
          <table:table-cell table:style-name="Table2.A2" office:value-type="string">
            <text:p text:style-name="P14">Sharal Aranha</text:p>
          </table:table-cell>
          <table:table-cell table:style-name="Table2.A2" office:value-type="string">
            <text:p text:style-name="P15">03/13/2022</text:p>
          </table:table-cell>
          <table:table-cell table:style-name="Table2.A2" office:value-type="string">
            <text:p text:style-name="P15">Draft Version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2290370850000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229037085897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  <text:p text:style-name="P17"/>
      <text:p text:style-name="Text_20_body"/>
      <text:h text:style-name="P19" text:outline-level="1"><text:bookmark-start text:name="__RefHeading___Toc955_2851752545"/><text:s/><text:span text:style-name="T2">2. Introduction</text:span><text:bookmark-end text:name="__RefHeading___Toc955_2851752545"/></text:h>
      <text:h text:style-name="P23" text:outline-level="2"><text:bookmark-start text:name="__RefHeading___Toc957_2851752545"/><text:span text:style-name="T3"><text:s/></text:span><text:span text:style-name="T4">2.1 Purpose</text:span><text:bookmark-end text:name="__RefHeading___Toc957_2851752545"/></text:h>
      <text:p text:style-name="P32"><text:s text:c="2"/></text:p>
      <text:p text:style-name="P34">2.2 Document Conventions</text:p>
      <text:p text:style-name="P33"/>
      <text:p text:style-name="P3"><text:span text:style-name="T5">2.</text:span><text:span text:style-name="T3">3 Intended Audience and Reading Suggestions</text:span></text:p>
      <text:p text:style-name="P18"><text:span text:style-name="T3"><text:s text:c="5"/></text:span><text:span text:style-name="T10"><text:s/></text:span><text:span text:style-name="T11">This Document is intended for Business Analyst, Developers, Project Manager, Test Engineers.</text:span></text:p>
      <text:p text:style-name="P35"/>
      <text:p text:style-name="P36">2.4 Project Scope</text:p>
      <text:p text:style-name="P36"/>
      <text:p text:style-name="P36">2.5 References</text:p>
      <text:p text:style-name="P32"/>
      <text:p text:style-name="P32"/>
      <text:p text:style-name="P37"/>
      <text:h text:style-name="Heading_20_1" text:outline-level="1"><text:bookmark-start text:name="__RefHeading___Toc959_2851752545"/>3. Overall Description<text:bookmark-end text:name="__RefHeading___Toc959_2851752545"/></text:h>
      <text:h text:style-name="P24" text:outline-level="2"><text:bookmark-start text:name="__RefHeading___Toc961_2851752545"/><text:span text:style-name="T8">3.</text:span><text:span text:style-name="T7">1 Product Perspective</text:span><text:bookmark-end text:name="__RefHeading___Toc961_2851752545"/></text:h>
      <text:h text:style-name="P22" text:outline-level="2"/>
      <text:h text:style-name="P24" text:outline-level="2"><text:bookmark-start text:name="__RefHeading___Toc963_2851752545"/>3.2 Product Features<text:bookmark-end text:name="__RefHeading___Toc963_2851752545"/></text:h>
      <text:h text:style-name="P22" text:outline-level="2"/>
      <text:h text:style-name="P24" text:outline-level="2"><text:bookmark-start text:name="__RefHeading___Toc965_2851752545"/>3.3 User Classes and Characteristics<text:bookmark-end text:name="__RefHeading___Toc965_2851752545"/></text:h>
      <text:h text:style-name="P22" text:outline-level="2"/>
      <text:h text:style-name="P24" text:outline-level="2"><text:bookmark-start text:name="__RefHeading___Toc967_2851752545"/><text:span text:style-name="T7">3.4 </text:span><text:span text:style-name="T9">Operating Environment</text:span><text:bookmark-end text:name="__RefHeading___Toc967_2851752545"/></text:h>
      <text:h text:style-name="P22" text:outline-level="2"/>
      <text:h text:style-name="P24" text:outline-level="2"><text:bookmark-start text:name="__RefHeading___Toc969_2851752545"/>3.5 Design and Implementation Constraints<text:bookmark-end text:name="__RefHeading___Toc969_2851752545"/></text:h>
      <text:h text:style-name="P22" text:outline-level="2"/>
      <text:h text:style-name="P24" text:outline-level="2"><text:bookmark-start text:name="__RefHeading___Toc971_2851752545"/>3.6 User Documentation<text:bookmark-end text:name="__RefHeading___Toc971_2851752545"/></text:h>
      <text:h text:style-name="P22" text:outline-level="2"/>
      <text:h text:style-name="P24" text:outline-level="2"><text:bookmark-start text:name="__RefHeading___Toc973_2851752545"/>3.7 Assumptions and Dependencies<text:bookmark-end text:name="__RefHeading___Toc973_2851752545"/></text:h>
      <text:p text:style-name="P38"/>
      <text:p text:style-name="P39"/>
      <text:h text:style-name="P20" text:outline-level="1"><text:bookmark-start text:name="__RefHeading___Toc975_2851752545"/>4. System Features<text:bookmark-end text:name="__RefHeading___Toc975_2851752545"/></text:h>
      <text:h text:style-name="Heading_20_1" text:outline-level="1"/>
      <text:h text:style-name="P20" text:outline-level="1"><text:bookmark-start text:name="__RefHeading___Toc977_2851752545"/>5. <text:span text:style-name="T12">External </text:span>Interface Requirements<text:bookmark-end text:name="__RefHeading___Toc977_2851752545"/></text:h>
      <text:h text:style-name="P40" text:outline-level="1"><text:bookmark-start text:name="__RefHeading___Toc979_2851752545"/>5.1 User Interfaces<text:bookmark-end text:name="__RefHeading___Toc979_2851752545"/></text:h>
      <text:h text:style-name="P40" text:outline-level="1"><text:bookmark-start text:name="__RefHeading___Toc981_2851752545"/>5.2 Hardware Interfaces<text:bookmark-end text:name="__RefHeading___Toc981_2851752545"/></text:h>
      <text:h text:style-name="P40" text:outline-level="1"><text:bookmark-start text:name="__RefHeading___Toc983_2851752545"/>5.3 Software Interfaces<text:bookmark-end text:name="__RefHeading___Toc983_2851752545"/></text:h>
      <text:h text:style-name="P43" text:outline-level="1"><text:bookmark-start text:name="__RefHeading___Toc985_2851752545"/>5.4 Communications Interfaces<text:bookmark-end text:name="__RefHeading___Toc985_2851752545"/></text:h>
      <text:h text:style-name="P44" text:outline-level="1"/>
      <text:h text:style-name="P21" text:outline-level="1"><text:bookmark-start text:name="__RefHeading___Toc987_2851752545"/>6. Other Non Functional Requirements<text:bookmark-end text:name="__RefHeading___Toc987_2851752545"/></text:h>
      <text:h text:style-name="P25" text:outline-level="2"/>
      <text:h text:style-name="P27" text:outline-level="2"><text:bookmark-start text:name="__RefHeading___Toc989_2851752545"/>6.1 Performance Requirements<text:bookmark-end text:name="__RefHeading___Toc989_2851752545"/></text:h>
      <text:h text:style-name="P26" text:outline-level="2"><text:bookmark-start text:name="__RefHeading___Toc991_2851752545"/>6.2 Safety Requirements<text:bookmark-end text:name="__RefHeading___Toc991_2851752545"/></text:h>
      <text:h text:style-name="P47" text:outline-level="2"><text:bookmark-start text:name="__RefHeading___Toc993_2851752545"/><text:span text:style-name="T6">6. </text:span><text:span text:style-name="T3">3 Security Requirements</text:span><text:bookmark-end text:name="__RefHeading___Toc993_2851752545"/></text:h>
      <text:h text:style-name="P48" text:outline-level="2"><text:bookmark-start text:name="__RefHeading___Toc995_2851752545"/>6.4 Software Quality Attributes<text:bookmark-end text:name="__RefHeading___Toc995_2851752545"/></text:h>
      <text:h text:style-name="P45" text:outline-level="1"/>
      <text:h text:style-name="P46" text:outline-level="1"/>
      <text:h text:style-name="P20" text:outline-level="1"><text:bookmark-start text:name="__RefHeading___Toc997_2851752545"/>7. Other Requirements<text:bookmark-end text:name="__RefHeading___Toc997_285175254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835in" style:type="center"/>
          <style:tab-stop style:position="7.166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0in" style:num-format="1" style:print-orientation="portrait" fo:margin-top="0.9in" fo:margin-bottom="0.7in" fo:margin-left="0.7in" fo:margin-right="0.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4:15:16.187000000</meta:creation-date>
    <dc:date>2022-03-15T22:08:49.550000000</dc:date>
    <meta:editing-duration>PT2H8M40S</meta:editing-duration>
    <meta:editing-cycles>44</meta:editing-cycles>
    <meta:generator>LibreOffice/7.1.6.2$Windows_X86_64 LibreOffice_project/0e133318fcee89abacd6a7d077e292f1145735c3</meta:generator>
    <meta:document-statistic meta:table-count="1" meta:image-count="0" meta:object-count="0" meta:page-count="7" meta:paragraph-count="71" meta:word-count="236" meta:character-count="1635" meta:non-whitespace-character-count="1445"/>
  </office:meta>
</office:document-meta>
</file>